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4.251cm" style:rel-column-width="16384*"/>
    </style:style>
    <style:style style:name="Tableau1.C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2" style:family="table-row">
      <style:table-row-properties style:min-row-height="0.877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B" style:family="table-column">
      <style:table-column-properties style:column-width="4.251cm" style:rel-column-width="16384*"/>
    </style:style>
    <style:style style:name="Tableau4.C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2" style:family="table-row">
      <style:table-row-properties style:min-row-height="0.877cm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B" style:family="table-column">
      <style:table-column-properties style:column-width="4.251cm" style:rel-column-width="16384*"/>
    </style:style>
    <style:style style:name="Tableau2.C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2" style:family="table-row">
      <style:table-row-properties style:min-row-height="0.877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B" style:family="table-column">
      <style:table-column-properties style:column-width="4.251cm" style:rel-column-width="16384*"/>
    </style:style>
    <style:style style:name="Tableau3.C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2" style:family="table-row">
      <style:table-row-properties style:min-row-height="0.877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Source Sans Pro" fo:font-size="18pt" officeooo:rsid="00015546" officeooo:paragraph-rsid="00015546" style:font-size-asian="18pt" style:font-size-complex="18pt"/>
    </style:style>
    <style:style style:name="P2" style:family="paragraph" style:parent-style-name="Standard">
      <style:text-properties style:font-name="Source Sans Pro" fo:font-size="14pt" officeooo:rsid="00015546" officeooo:paragraph-rsid="0003e45c" style:font-size-asian="14pt" style:font-size-complex="14pt"/>
    </style:style>
    <style:style style:name="P3" style:family="paragraph" style:parent-style-name="Standard">
      <style:text-properties style:font-name="Source Sans Pro Light" fo:font-size="14pt" officeooo:rsid="00015546" officeooo:paragraph-rsid="0003e45c" style:font-size-asian="14pt" style:font-size-complex="14pt"/>
    </style:style>
    <style:style style:name="P4" style:family="paragraph" style:parent-style-name="Standard">
      <style:text-properties style:font-name="Source Sans Pro Light" fo:font-size="14pt" officeooo:rsid="00015546" officeooo:paragraph-rsid="00015546" style:font-size-asian="14pt" style:font-size-complex="14pt"/>
    </style:style>
    <style:style style:name="P5" style:family="paragraph" style:parent-style-name="Standard">
      <style:text-properties style:font-name="Source Sans Pro Light" fo:font-size="14pt" officeooo:rsid="00015546" officeooo:paragraph-rsid="000e45a7" style:font-size-asian="14pt" style:font-size-complex="14pt"/>
    </style:style>
    <style:style style:name="P6" style:family="paragraph" style:parent-style-name="Standard">
      <style:text-properties style:font-name="Source Sans Pro Light" fo:font-size="14pt" officeooo:rsid="00015546" officeooo:paragraph-rsid="00113d7c" style:font-size-asian="14pt" style:font-size-complex="14pt"/>
    </style:style>
    <style:style style:name="P7" style:family="paragraph" style:parent-style-name="Standard">
      <style:text-properties style:font-name="Source Sans Pro Light" fo:font-size="14pt" officeooo:rsid="00015546" officeooo:paragraph-rsid="0011f3fd" style:font-size-asian="14pt" style:font-size-complex="14pt"/>
    </style:style>
    <style:style style:name="P8" style:family="paragraph" style:parent-style-name="Standard">
      <style:text-properties style:font-name="Source Sans Pro Light" fo:font-size="14pt" officeooo:rsid="0004e5b3" officeooo:paragraph-rsid="0004e5b3" style:font-size-asian="14pt" style:font-size-complex="14pt"/>
    </style:style>
    <style:style style:name="P9" style:family="paragraph" style:parent-style-name="Standard">
      <style:text-properties style:font-name="Source Sans Pro Light" fo:font-size="14pt" officeooo:rsid="0003507b" officeooo:paragraph-rsid="0003e45c" style:font-size-asian="14pt" style:font-size-complex="14pt"/>
    </style:style>
    <style:style style:name="P10" style:family="paragraph" style:parent-style-name="Standard">
      <style:text-properties style:font-name="Source Sans Pro Light" fo:font-size="14pt" officeooo:rsid="000e45a7" officeooo:paragraph-rsid="00113d7c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0pt" officeooo:rsid="00015546" officeooo:paragraph-rsid="0003e45c" style:font-size-asian="10pt" style:font-size-complex="10pt"/>
    </style:style>
    <style:style style:name="P12" style:family="paragraph" style:parent-style-name="Table_20_Contents">
      <style:text-properties style:font-name="Source Sans Pro Light" fo:font-size="14pt" style:font-size-asian="14pt" style:font-size-complex="14pt"/>
    </style:style>
    <style:style style:name="P13" style:family="paragraph" style:parent-style-name="Table_20_Contents">
      <style:text-properties style:font-name="Source Sans Pro Light" fo:font-size="14pt" officeooo:rsid="000cb5ae" officeooo:paragraph-rsid="000cb5ae" style:font-size-asian="14pt" style:font-size-complex="14pt"/>
    </style:style>
    <style:style style:name="P14" style:family="paragraph" style:parent-style-name="Table_20_Contents">
      <style:text-properties style:font-name="Source Sans Pro Light" fo:font-size="14pt" officeooo:rsid="000cb5ae" officeooo:paragraph-rsid="00113d7c" style:font-size-asian="14pt" style:font-size-complex="14pt"/>
    </style:style>
    <style:style style:name="P15" style:family="paragraph" style:parent-style-name="Table_20_Contents">
      <style:text-properties style:font-name="Source Sans Pro Light" fo:font-size="14pt" officeooo:rsid="000cb5ae" officeooo:paragraph-rsid="0011f3fd" style:font-size-asian="14pt" style:font-size-complex="14pt"/>
    </style:style>
    <style:style style:name="P16" style:family="paragraph" style:parent-style-name="Table_20_Contents">
      <style:text-properties style:font-name="Source Sans Pro Light" fo:font-size="14pt" officeooo:rsid="000fa5d7" officeooo:paragraph-rsid="000fa5d7" style:font-size-asian="14pt" style:font-size-complex="14pt"/>
    </style:style>
    <style:style style:name="P17" style:family="paragraph" style:parent-style-name="Table_20_Contents">
      <style:text-properties style:font-name="Source Sans Pro Light" fo:font-size="14pt" officeooo:rsid="000fa5d7" officeooo:paragraph-rsid="000ff60b" style:font-size-asian="14pt" style:font-size-complex="14pt"/>
    </style:style>
    <style:style style:name="P18" style:family="paragraph" style:parent-style-name="Table_20_Contents">
      <style:text-properties style:font-name="Source Sans Pro Light" fo:font-size="14pt" officeooo:rsid="000fa5d7" officeooo:paragraph-rsid="00113d7c" style:font-size-asian="14pt" style:font-size-complex="14pt"/>
    </style:style>
    <style:style style:name="P19" style:family="paragraph" style:parent-style-name="Table_20_Contents">
      <style:text-properties style:font-name="Source Sans Pro Light" fo:font-size="14pt" officeooo:rsid="000fa5d7" officeooo:paragraph-rsid="0011f3fd" style:font-size-asian="14pt" style:font-size-complex="14pt"/>
    </style:style>
    <style:style style:name="P20" style:family="paragraph" style:parent-style-name="Table_20_Contents">
      <style:text-properties style:font-name="Source Sans Pro Light" fo:font-size="14pt" officeooo:paragraph-rsid="000ff60b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 Light" fo:font-size="14pt" officeooo:rsid="00093ead" officeooo:paragraph-rsid="00093ead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Source Sans Pro Light" fo:font-size="14pt" officeooo:rsid="00093ead" officeooo:paragraph-rsid="00113d7c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Source Sans Pro Light" fo:font-size="14pt" officeooo:rsid="00093ead" officeooo:paragraph-rsid="0011f3fd" style:font-size-asian="14pt" style:font-size-complex="14pt"/>
    </style:style>
    <style:style style:name="P24" style:family="paragraph" style:parent-style-name="Table_20_Contents">
      <style:text-properties style:font-name="Source Sans Pro Light" fo:font-size="14pt" officeooo:paragraph-rsid="00113d7c" style:font-size-asian="14pt" style:font-size-complex="14pt"/>
    </style:style>
    <style:style style:name="P25" style:family="paragraph" style:parent-style-name="Table_20_Contents">
      <style:text-properties style:font-name="Source Sans Pro Light" fo:font-size="14pt" officeooo:paragraph-rsid="0011f3fd" style:font-size-asian="14pt" style:font-size-complex="14pt"/>
    </style:style>
    <style:style style:name="P26" style:family="paragraph" style:parent-style-name="Table_20_Contents">
      <style:text-properties style:font-name="Source Sans Pro Light" fo:font-size="14pt" officeooo:rsid="000ff60b" officeooo:paragraph-rsid="000fa5d7" style:font-size-asian="14pt" style:font-size-complex="14pt"/>
    </style:style>
    <style:style style:name="P27" style:family="paragraph" style:parent-style-name="Table_20_Contents">
      <style:text-properties style:font-name="Source Sans Pro Light" fo:font-size="14pt" officeooo:rsid="000ff60b" officeooo:paragraph-rsid="0011f3fd" style:font-size-asian="14pt" style:font-size-complex="14pt"/>
    </style:style>
    <style:style style:name="P28" style:family="paragraph" style:parent-style-name="Table_20_Contents">
      <style:text-properties style:font-name="Source Sans Pro Light" fo:font-size="14pt" officeooo:rsid="000ff60b" officeooo:paragraph-rsid="00113d7c" style:font-size-asian="14pt" style:font-size-complex="14pt"/>
    </style:style>
    <style:style style:name="P29" style:family="paragraph" style:parent-style-name="Table_20_Contents">
      <style:text-properties style:font-name="Source Sans Pro Light" fo:font-size="14pt" officeooo:rsid="00113d7c" officeooo:paragraph-rsid="00113d7c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Source Sans Pro Light" fo:font-size="14pt" fo:font-weight="bold" officeooo:rsid="000c4f00" officeooo:paragraph-rsid="000c4f00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Source Sans Pro Light" fo:font-size="14pt" fo:font-weight="bold" officeooo:rsid="000c4f00" officeooo:paragraph-rsid="00113d7c" style:font-size-asian="14pt" style:font-weight-asian="bold" style:font-size-complex="14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Source Sans Pro Light" fo:font-size="14pt" fo:font-weight="bold" officeooo:rsid="000c4f00" officeooo:paragraph-rsid="0011f3fd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Source Sans Pro" fo:font-size="14pt" officeooo:rsid="00093ead" officeooo:paragraph-rsid="00093ead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Source Sans Pro" fo:font-size="14pt" officeooo:rsid="00093ead" officeooo:paragraph-rsid="00113d7c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Source Sans Pro" fo:font-size="14pt" officeooo:rsid="00093ead" officeooo:paragraph-rsid="0011f3fd" style:font-size-asian="14pt" style:font-size-complex="14pt"/>
    </style:style>
    <style:style style:name="T1" style:family="text">
      <style:text-properties style:font-name="Source Sans Pro Light" officeooo:rsid="0003507b"/>
    </style:style>
    <style:style style:name="T2" style:family="text">
      <style:text-properties style:font-name="Source Sans Pro Light" officeooo:rsid="0003e4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fa5d7"/>
    </style:style>
    <style:style style:name="T5" style:family="text">
      <style:text-properties officeooo:rsid="000ff60b"/>
    </style:style>
    <style:style style:name="T6" style:family="text">
      <style:text-properties officeooo:rsid="00113d7c"/>
    </style:style>
    <style:style style:name="T7" style:family="text">
      <style:text-properties officeooo:rsid="0011f3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 A S <text:s text:c="3"/>D E <text:s text:c="3"/>R E C E T T E S <text:s text:c="3"/>U T I L I S A T E U R</text:p>
      <text:p text:style-name="P11"><text:span text:style-name="T1">Date de ré</text:span><text:span text:style-name="T2">d</text:span><text:span text:style-name="T1">a</text:span><text:span text:style-name="T2">c</text:span><text:span text:style-name="T1">tion : <text:tab/><text:tab/></text:span><text:span text:style-name="T2">Auteur : </text:span></text:p>
      <text:p text:style-name="P9"/>
      <text:p text:style-name="P9"/>
      <text:p text:style-name="P3"/>
      <text:p text:style-name="P2">Recettes <text:span text:style-name="T4">1ère</text:span> itération :</text:p>
      <text:p text:style-name="P3"/>
      <text:p text:style-name="P8">Description littérale : <text:span text:style-name="T4">Paramétrage du Quizz</text:span></text:p>
      <text:p text:style-name="P3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0">référence</text:p>
          </table:table-cell>
          <table:table-cell table:style-name="Tableau1.A1" office:value-type="string">
            <text:p text:style-name="P21"><text:span text:style-name="T3">Action</text:span> </text:p>
          </table:table-cell>
          <table:table-cell table:style-name="Tableau1.C1" office:value-type="string">
            <text:p text:style-name="P33">Attendu</text:p>
          </table:table-cell>
        </table:table-row>
        <table:table-row table:style-name="Tableau1.2">
          <table:table-cell table:style-name="Tableau1.A2" office:value-type="string">
            <text:p text:style-name="P13">REF_01</text:p>
          </table:table-cell>
          <table:table-cell table:style-name="Tableau1.A2" office:value-type="string">
            <text:p text:style-name="P16">Se connecter :</text:p>
            <text:p text:style-name="P16"/>
            <text:p text:style-name="P26">-rentrer identifiant </text:p>
            <text:p text:style-name="P26">-rentrer mot de passe</text:p>
            <text:p text:style-name="P16">- <text:span text:style-name="T5">confirmer</text:span></text:p>
            <text:p text:style-name="P16"/>
            <text:p text:style-name="P17"/>
          </table:table-cell>
          <table:table-cell table:style-name="Tableau1.C2" office:value-type="string">
            <text:p text:style-name="P12"/>
            <text:p text:style-name="P12"/>
            <text:p text:style-name="P12">- <text:span text:style-name="T6">Affichage de la page</text:span></text:p>
            <text:p text:style-name="P20">-<text:span text:style-name="T5">Connexion confirmer, accès à la page suivante </text:span></text:p>
            <text:p text:style-name="P20">- <text:span text:style-name="T6">Message d’erreur</text:span></text:p>
            <text:p text:style-name="P20">- <text:span text:style-name="T5">Réinitialisation <text:s/>mot de passe / identifiant</text:span></text:p>
          </table:table-cell>
        </table:table-row>
      </table:table>
      <text:p text:style-name="P4"/>
      <text:p text:style-name="P7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32">référence</text:p>
          </table:table-cell>
          <table:table-cell table:style-name="Tableau4.A1" office:value-type="string">
            <text:p text:style-name="P23"><text:span text:style-name="T3">Action</text:span> </text:p>
          </table:table-cell>
          <table:table-cell table:style-name="Tableau4.C1" office:value-type="string">
            <text:p text:style-name="P35">Attendu</text:p>
          </table:table-cell>
        </table:table-row>
        <table:table-row table:style-name="Tableau4.2">
          <table:table-cell table:style-name="Tableau4.A2" office:value-type="string">
            <text:p text:style-name="P15">REF_0<text:span text:style-name="T7">2</text:span></text:p>
          </table:table-cell>
          <table:table-cell table:style-name="Tableau4.A2" office:value-type="string">
            <text:p text:style-name="P19"><text:span text:style-name="T7">Erreur dans le mot de passe </text:span>:</text:p>
            <text:p text:style-name="P19"/>
            <text:p text:style-name="P19">- <text:span text:style-name="T5">rentrer à nouveau l’identifiant </text:span></text:p>
            <text:p text:style-name="P27">-rentrer à nouveau le mot de passe</text:p>
            <text:p text:style-name="P19">- <text:span text:style-name="T5">confirmer</text:span></text:p>
          </table:table-cell>
          <table:table-cell table:style-name="Tableau4.C2" office:value-type="string">
            <text:p text:style-name="P25"/>
            <text:p text:style-name="P25"/>
            <text:p text:style-name="P25">- <text:span text:style-name="T6">Affichage de la page</text:span></text:p>
            <text:p text:style-name="P25">-<text:span text:style-name="T5">Connexion confirmer, accès à la page suivante </text:span></text:p>
            <text:p text:style-name="P25">- <text:span text:style-name="T6">Message d’erreur</text:span></text:p>
            <text:p text:style-name="P25">- <text:span text:style-name="T5">Réinitialisation <text:s/>mot de passe / identifiant</text:span></text:p>
          </table:table-cell>
        </table:table-row>
      </table:table>
      <text:p text:style-name="P7"/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1">référence</text:p>
          </table:table-cell>
          <table:table-cell table:style-name="Tableau2.A1" office:value-type="string">
            <text:p text:style-name="P22"><text:span text:style-name="T3">Action</text:span> </text:p>
          </table:table-cell>
          <table:table-cell table:style-name="Tableau2.C1" office:value-type="string">
            <text:p text:style-name="P34">Attendu</text:p>
          </table:table-cell>
        </table:table-row>
        <table:table-row table:style-name="Tableau2.2">
          <table:table-cell table:style-name="Tableau2.A2" office:value-type="string">
            <text:p text:style-name="P14">REF_0<text:span text:style-name="T6">2</text:span></text:p>
          </table:table-cell>
          <table:table-cell table:style-name="Tableau2.A2" office:value-type="string">
            <text:p text:style-name="P18"><text:span text:style-name="T6">Choix du thème</text:span> :</text:p>
            <text:p text:style-name="P18"/>
            <text:p text:style-name="P28">-Choisir le thème</text:p>
            <text:p text:style-name="P18"/>
          </table:table-cell>
          <table:table-cell table:style-name="Tableau2.C2" office:value-type="string">
            <text:p text:style-name="P24"/>
            <text:p text:style-name="P24"/>
            <text:p text:style-name="P24">- <text:span text:style-name="T6">Affichage des différents thèmes</text:span></text:p>
            <text:p text:style-name="P24">- <text:span text:style-name="T6">sélection du thème</text:span></text:p>
            <text:p text:style-name="P24">- <text:span text:style-name="T6">Validation</text:span></text:p>
          </table:table-cell>
        </table:table-row>
      </table:table>
      <text:p text:style-name="P6"/>
      <text:p text:style-name="P6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1">référence</text:p>
          </table:table-cell>
          <table:table-cell table:style-name="Tableau3.A1" office:value-type="string">
            <text:p text:style-name="P22"><text:span text:style-name="T3">Action</text:span> </text:p>
          </table:table-cell>
          <table:table-cell table:style-name="Tableau3.C1" office:value-type="string">
            <text:p text:style-name="P34">Attendu</text:p>
          </table:table-cell>
        </table:table-row>
        <table:table-row table:style-name="Tableau3.2">
          <table:table-cell table:style-name="Tableau3.A2" office:value-type="string">
            <text:p text:style-name="P14">REF_0<text:span text:style-name="T6">3</text:span></text:p>
          </table:table-cell>
          <table:table-cell table:style-name="Tableau3.A2" office:value-type="string">
            <text:p text:style-name="P29">Paramétrage du nombre de </text:p>
            <text:p text:style-name="P18"><text:span text:style-name="T6">questions</text:span> :</text:p>
            <text:p text:style-name="P18"/>
            <text:p text:style-name="P18">- <text:span text:style-name="T6">Choix du nombre de questions</text:span></text:p>
            <text:p text:style-name="P18"/>
          </table:table-cell>
          <table:table-cell table:style-name="Tableau3.C2" office:value-type="string">
            <text:p text:style-name="P24"/>
            <text:p text:style-name="P24"/>
            <text:p text:style-name="P24"/>
            <text:p text:style-name="P24"/>
            <text:p text:style-name="P24">- <text:span text:style-name="T6">Affichage de la page</text:span></text:p>
            <text:p text:style-name="P24">- <text:span text:style-name="T6">Proposition du nombre de questions</text:span></text:p>
            <text:p text:style-name="P24">- <text:span text:style-name="T6">Validation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21:08:04.289000000</meta:creation-date>
    <dc:date>2021-01-18T15:20:05.467000000</dc:date>
    <meta:editing-duration>PT19H25M59S</meta:editing-duration>
    <meta:editing-cycles>6</meta:editing-cycles>
    <meta:generator>LibreOffice/6.2.4.2$Windows_X86_64 LibreOffice_project/2412653d852ce75f65fbfa83fb7e7b669a126d64</meta:generator>
    <meta:document-statistic meta:table-count="4" meta:image-count="0" meta:object-count="0" meta:page-count="2" meta:paragraph-count="47" meta:word-count="175" meta:character-count="947" meta:non-whitespace-character-count="796"/>
  </office:meta>
</office:document-meta>
</file>